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667cm" svg:height="1.27cm" svg:x="12.01cm" svg:y="4.961cm">
          <text:p text:style-name="P1"><text:span text:style-name="T1">Follow</text:span></text:p>
          <text:p text:style-name="P1"><text:span text:style-name="T1">Bal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" draw:id="id4" draw:layer="layout" svg:width="3.429cm" svg:height="1.651cm" svg:x="3.628cm" svg:y="7.501cm">
          <text:p text:style-name="P1"><text:span text:style-name="T1">Stand in</text:span></text:p>
          <text:p text:style-name="P1"><text:span text:style-name="T1">Front of Bal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" draw:id="id1" draw:layer="layout" svg:width="1.524cm" svg:height="1.143cm" svg:x="4.136cm" svg:y="4.453cm">
          <text:p text:style-name="P1"><text:span text:style-name="T1">Kick</text:span></text:p>
          <text:p text:style-name="P1"><text:span text:style-name="T1">Bal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5" draw:id="id5" draw:layer="layout" svg:width="3.937cm" svg:height="1.778cm" svg:x="2.993cm" svg:y="10.295cm">
          <text:p text:style-name="P1"><text:span text:style-name="T1">Circle Away</text:span></text:p>
          <text:p text:style-name="P1"><text:span text:style-name="T1">from Own Goa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3.048cm" svg:height="1.651cm" svg:x="8.708cm" svg:y="10.676cm">
          <text:p text:style-name="P1"><text:span text:style-name="T1">Check Team</text:span></text:p>
          <text:p text:style-name="P1"><text:span text:style-name="T1">Goa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1.651cm" svg:height="1.143cm" svg:x="7.311cm" svg:y="6.104cm">
          <text:p text:style-name="P1"><text:span text:style-name="T1">Get Up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5.66cm" svg:y1="5.024cm" svg:x2="7.311cm" svg:y2="6.675cm" draw:start-shape="id1" draw:start-glue-point="10" draw:end-shape="id2" draw:end-glue-point="6" svg:d="m5660 5024c1239 0 414 1651 1651 1651">
          <text:p/>
        </draw:connector>
        <draw:connector draw:style-name="gr2" draw:text-style-name="P1" draw:layer="layout" draw:type="curve" svg:x1="8.708cm" svg:y1="11.502cm" svg:x2="6.555cm" svg:y2="8.911cm" draw:start-shape="id3" draw:start-glue-point="6" draw:end-shape="id4" draw:end-glue-point="9" svg:d="m8708 11502c-1436 0-2153-863-2153-2591">
          <text:p/>
        </draw:connector>
        <draw:connector draw:style-name="gr2" draw:text-style-name="P1" draw:layer="layout" draw:type="curve" svg:x1="5.343cm" svg:y1="7.501cm" svg:x2="4.898cm" svg:y2="5.596cm" draw:start-shape="id4" draw:start-glue-point="4" draw:end-shape="id1" draw:end-glue-point="8" svg:d="m5343 7501c0-1429-445-477-445-1905">
          <text:p/>
        </draw:connector>
        <draw:connector draw:style-name="gr2" draw:text-style-name="P1" draw:layer="layout" draw:type="curve" svg:x1="7.057cm" svg:y1="8.327cm" svg:x2="7.552cm" svg:y2="7.08cm" draw:start-shape="id4" draw:start-glue-point="10" draw:end-shape="id2" draw:end-glue-point="7" svg:d="m7057 8327c330 0 495-415 495-1247">
          <text:p/>
        </draw:connector>
        <draw:connector draw:style-name="gr2" draw:text-style-name="P1" draw:layer="layout" draw:type="curve" svg:x1="9.154cm" svg:y1="12.086cm" svg:x2="6.354cm" svg:y2="11.813cm" draw:start-shape="id3" draw:start-glue-point="7" draw:end-shape="id5" draw:end-glue-point="9" svg:d="m9154 12086c0 1113-2800 1249-2800-273">
          <text:p/>
        </draw:connector>
        <draw:connector draw:style-name="gr2" draw:text-style-name="P1" draw:layer="layout" draw:type="curve" svg:x1="4.962cm" svg:y1="10.295cm" svg:x2="4.13cm" svg:y2="8.911cm" draw:start-shape="id5" draw:start-glue-point="4" draw:end-shape="id4" draw:end-glue-point="7" svg:d="m4962 10295c0-856-832-165-832-1384">
          <text:p/>
        </draw:connector>
        <draw:connector draw:style-name="gr2" draw:text-style-name="P1" draw:layer="layout" draw:type="curve" svg:x1="6.93cm" svg:y1="11.184cm" svg:x2="8.137cm" svg:y2="7.247cm" draw:start-shape="id5" draw:start-glue-point="10" draw:end-shape="id2" draw:end-glue-point="8" svg:d="m6930 11184c805 0 1207-1312 1207-3937">
          <text:p/>
        </draw:connector>
        <draw:custom-shape draw:style-name="gr3" draw:text-style-name="P2" xml:id="id6" draw:id="id6" draw:layer="layout" svg:width="2.794cm" svg:height="1.905cm" svg:x="6.75cm" svg:y="1.659cm">
          <text:p text:style-name="P1"><text:span text:style-name="T1">Track Ball</text:span></text:p>
          <text:p text:style-name="P1"><text:span text:style-name="T1">Machin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2.993cm" svg:y1="11.184cm" svg:x2="6.75cm" svg:y2="2.612cm" draw:start-shape="id5" draw:start-glue-point="6" draw:end-shape="id6" draw:end-glue-point="6" svg:d="m2993 11184c-753 0-2631-8572 3757-8572">
          <text:p/>
        </draw:connector>
        <draw:connector draw:style-name="gr2" draw:text-style-name="P1" draw:layer="layout" draw:type="curve" svg:x1="3.628cm" svg:y1="8.327cm" svg:x2="6.75cm" svg:y2="2.612cm" draw:start-shape="id4" draw:start-glue-point="6" draw:end-shape="id6" draw:end-glue-point="6" svg:d="m3628 8327c-753 0-2314-5715 3122-5715">
          <text:p/>
        </draw:connector>
        <draw:connector draw:style-name="gr2" draw:text-style-name="P1" draw:layer="layout" draw:type="curve" svg:x1="4.898cm" svg:y1="4.453cm" svg:x2="6.75cm" svg:y2="2.612cm" draw:start-shape="id1" draw:start-glue-point="4" draw:end-shape="id6" draw:end-glue-point="6" svg:d="m4898 4453c0-1228 617-1841 1852-1841">
          <text:p/>
        </draw:connector>
        <draw:custom-shape draw:style-name="gr1" draw:text-style-name="P2" xml:id="id8" draw:id="id8" draw:layer="layout" svg:width="2.159cm" svg:height="1.397cm" svg:x="12.264cm" svg:y="7.247cm">
          <text:p text:style-name="P2">Aim at</text:p>
          <text:p text:style-name="P2">Goal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2" draw:text-style-name="P1" draw:layer="layout" draw:type="curve" svg:x1="9.544cm" svg:y1="2.612cm" svg:x2="13.343cm" svg:y2="4.961cm" draw:start-shape="id6" draw:start-glue-point="10" draw:end-shape="id7" draw:end-glue-point="4" svg:d="m9544 2612c2533 0 3799 783 3799 2349">
          <text:p/>
        </draw:connector>
        <draw:connector draw:style-name="gr2" draw:text-style-name="P1" draw:layer="layout" draw:type="curve" svg:x1="10.232cm" svg:y1="10.676cm" svg:x2="8.962cm" svg:y2="6.675cm" draw:start-shape="id3" draw:start-glue-point="4" draw:end-shape="id2" draw:end-glue-point="10" svg:d="m10232 10676c0-2668-423-4001-1270-4001">
          <text:p/>
        </draw:connector>
        <draw:connector draw:style-name="gr2" draw:text-style-name="P1" draw:layer="layout" draw:type="curve" svg:x1="12.01cm" svg:y1="5.596cm" svg:x2="8.962cm" svg:y2="6.675cm" draw:start-shape="id7" draw:start-glue-point="6" draw:end-shape="id2" draw:end-glue-point="10" svg:d="m12010 5596c-2286 0-762 1079-3048 1079">
          <text:p/>
        </draw:connector>
        <draw:connector draw:style-name="gr2" draw:text-style-name="P1" draw:layer="layout" draw:type="curve" svg:x1="13.343cm" svg:y1="6.231cm" svg:x2="13.344cm" svg:y2="7.247cm" draw:start-shape="id7" draw:start-glue-point="8" draw:end-shape="id8" draw:end-glue-point="4" svg:d="m13343 6231c0 762 1 254 1 1016">
          <text:p/>
        </draw:connector>
        <draw:connector draw:style-name="gr2" draw:text-style-name="P1" draw:layer="layout" draw:type="curve" svg:x1="12.264cm" svg:y1="7.946cm" svg:x2="8.962cm" svg:y2="6.675cm" draw:start-shape="id8" draw:start-glue-point="6" draw:end-shape="id2" draw:end-glue-point="10" svg:d="m12264 7946c-2476 0-826-1271-3302-1271">
          <text:p/>
        </draw:connector>
        <draw:connector draw:style-name="gr2" draw:text-style-name="P1" draw:layer="layout" draw:type="curve" svg:x1="13.344cm" svg:y1="8.644cm" svg:x2="11.756cm" svg:y2="11.502cm" draw:start-shape="id8" draw:start-glue-point="8" draw:end-shape="id3" draw:end-glue-point="10" svg:d="m13344 8644c0 1906-529 2858-1588 2858">
          <text:p/>
        </draw:connector>
        <draw:connector draw:style-name="gr2" draw:text-style-name="P1" draw:layer="layout" draw:type="curve" draw:line-skew="0.328cm 0.287cm" svg:x1="14.423cm" svg:y1="7.946cm" svg:x2="9.135cm" svg:y2="1.938cm" draw:start-shape="id8" draw:start-glue-point="10" draw:end-shape="id6" draw:end-glue-point="11" svg:d="m14423 7946c1243 0 1036-3251-596-4939s-4692-1810-4692-1069">
          <text:p/>
        </draw:connector>
        <draw:connector draw:style-name="gr2" draw:text-style-name="P1" draw:layer="layout" draw:type="curve" draw:line-skew="0.802cm" svg:x1="12.4cm" svg:y1="5.147cm" svg:x2="9.135cm" svg:y2="3.285cm" draw:start-shape="id7" draw:start-glue-point="5" draw:end-shape="id6" draw:end-glue-point="9" svg:d="m12400 5147c0-123-3265 808-3265-1862">
          <text:p/>
        </draw:connector>
        <draw:connector draw:style-name="gr2" draw:text-style-name="P1" draw:layer="layout" draw:type="curve" draw:line-skew="0.312cm" svg:x1="7.159cm" svg:y1="3.285cm" svg:x2="8.137cm" svg:y2="6.104cm" draw:start-shape="id6" draw:start-glue-point="7" draw:end-shape="id2" draw:end-glue-point="4" svg:d="m7159 3285c0 2791 978 1382 978 2819">
          <text:p/>
        </draw:connector>
        <draw:connector draw:style-name="gr2" draw:text-style-name="P1" draw:layer="layout" draw:type="curve" draw:line-skew="-0.704cm" svg:x1="8.137cm" svg:y1="6.104cm" svg:x2="7.159cm" svg:y2="3.285cm" draw:start-shape="id2" draw:start-glue-point="4" draw:end-shape="id6" draw:end-glue-point="7" svg:d="m8137 6104c0-2961-978-1552-978-2819">
          <text:p/>
        </draw:connector>
        <draw:connector draw:style-name="gr2" draw:text-style-name="P1" draw:layer="layout" draw:type="curve" svg:x1="12.58cm" svg:y1="8.44cm" svg:x2="6.555cm" svg:y2="8.911cm" draw:start-shape="id8" draw:start-glue-point="7" draw:end-shape="id4" draw:end-glue-point="9" svg:d="m12580 8440c0 1819-6025 1584-6025 471">
          <text:p/>
        </draw:connector>
        <draw:custom-shape draw:style-name="gr1" draw:text-style-name="P2" xml:id="id10" draw:id="id10" draw:layer="layout" svg:width="2.794cm" svg:height="1.651cm" svg:x="7.223cm" svg:y="18.399cm">
          <text:p text:style-name="P2">Walk</text:p>
          <text:p text:style-name="P2">Straigh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2" draw:id="id12" draw:layer="layout" svg:width="2.794cm" svg:height="1.651cm" svg:x="7.223cm" svg:y="15.732cm">
          <text:p text:style-name="P2">Track</text:p>
          <text:p text:style-name="P2">Directio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9" draw:id="id9" draw:layer="layout" svg:width="2.794cm" svg:height="1.651cm" svg:x="3.54cm" svg:y="18.399cm">
          <text:p text:style-name="P2">Track Ball</text:p>
          <text:p text:style-name="P2">Lef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1" draw:id="id11" draw:layer="layout" svg:width="2.794cm" svg:height="1.651cm" svg:x="10.779cm" svg:y="18.399cm">
          <text:p text:style-name="P2">Track Ball</text:p>
          <text:p text:style-name="P2">Righ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2" xml:id="id13" draw:id="id13" draw:layer="layout" svg:width="2.032cm" svg:height="1.143cm" svg:x="7.604cm" svg:y="20.558cm">
          <text:p text:style-name="P2">Don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6.334cm" svg:y1="19.225cm" svg:x2="7.223cm" svg:y2="19.225cm" draw:start-shape="id9" draw:start-glue-point="10" draw:end-shape="id10" draw:end-glue-point="6" svg:d="m6334 19225h889">
          <text:p/>
        </draw:connector>
        <draw:connector draw:style-name="gr2" draw:text-style-name="P1" draw:layer="layout" draw:type="curve" svg:x1="10.779cm" svg:y1="19.225cm" svg:x2="10.017cm" svg:y2="19.225cm" draw:start-shape="id11" draw:start-glue-point="6" draw:end-shape="id10" draw:end-glue-point="10" svg:d="m10779 19225h-762">
          <text:p/>
        </draw:connector>
        <draw:connector draw:style-name="gr2" draw:text-style-name="P1" draw:layer="layout" draw:type="curve" svg:x1="8.62cm" svg:y1="18.399cm" svg:x2="8.62cm" svg:y2="17.383cm" draw:start-shape="id10" draw:start-glue-point="4" draw:end-shape="id12" draw:end-glue-point="8" svg:d="m8620 18399v-1016">
          <text:p/>
        </draw:connector>
        <draw:connector draw:style-name="gr2" draw:text-style-name="P1" draw:layer="layout" draw:type="curve" svg:x1="4.937cm" svg:y1="18.399cm" svg:x2="7.223cm" svg:y2="16.558cm" draw:start-shape="id9" draw:start-glue-point="4" draw:end-shape="id12" draw:end-glue-point="6" svg:d="m4937 18399c0-1228 762-1841 2286-1841">
          <text:p/>
        </draw:connector>
        <draw:connector draw:style-name="gr2" draw:text-style-name="P1" draw:layer="layout" draw:type="curve" svg:x1="12.176cm" svg:y1="18.399cm" svg:x2="10.017cm" svg:y2="16.558cm" draw:start-shape="id11" draw:start-glue-point="4" draw:end-shape="id12" draw:end-glue-point="10" svg:d="m12176 18399c0-1228-719-1841-2159-1841">
          <text:p/>
        </draw:connector>
        <draw:connector draw:style-name="gr2" draw:text-style-name="P1" draw:layer="layout" draw:type="curve" svg:x1="12.176cm" svg:y1="20.05cm" svg:x2="9.636cm" svg:y2="21.129cm" draw:start-shape="id11" draw:start-glue-point="8" draw:end-shape="id13" draw:end-glue-point="10" svg:d="m12176 20050c0 720-846 1079-2540 1079">
          <text:p/>
        </draw:connector>
        <draw:connector draw:style-name="gr2" draw:text-style-name="P1" draw:layer="layout" draw:type="curve" svg:x1="4.937cm" svg:y1="20.05cm" svg:x2="7.604cm" svg:y2="21.129cm" draw:start-shape="id9" draw:start-glue-point="8" draw:end-shape="id13" draw:end-glue-point="6" svg:d="m4937 20050c0 720 889 1079 2667 10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09:15:08</meta:creation-date>
    <dc:date>2012-12-08T15:57:00</dc:date>
    <meta:editing-duration>PT3H4M31S</meta:editing-duration>
    <meta:editing-cycles>15</meta:editing-cycles>
    <meta:generator>LibreOffice/3.5$Linux_x86 LibreOffice_project/350m1$Build-2</meta:generator>
    <meta:document-statistic meta:object-count="41"/>
  </office:meta>
</office:document-meta>
</file>